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3.025cm" fo:min-width="5.3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11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.508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/>
    </style:style>
    <style:style style:name="P5" style:family="paragraph">
      <style:paragraph-properties fo:margin-left="0.508cm" fo:margin-right="0cm" fo:text-indent="0cm"/>
    </style:style>
    <style:style style:name="P6" style:family="paragraph">
      <loext:graphic-properties draw:fill="none" draw:fill-color="#ffffff"/>
      <style:text-properties style:font-name="Nimbus Mono PS1"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Nimbus Mono PS1" fo:font-size="8pt" fo:font-weight="bold" style:font-weight-asian="bold" style:font-weight-complex="bold"/>
    </style:style>
    <style:style style:name="T7" style:family="text">
      <style:text-properties style:font-name="Nimbus Mono PS1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38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98cm" svg:height="1.895cm" svg:x="1.358cm" svg:y="1.299cm">
          <draw:text-box>
            <text:p><text:span text:style-name="T1">Moisture Sensor Project</text:span></text:p>
            <text:p>Dispatcher Class</text:p>
            <text:p><text:span text:style-name="T2">Description of the protocol for complete cycle of sensor reading, data transmission, wait for next cycle</text:span></text:p>
          </draw:text-box>
        </draw:frame>
        <draw:frame draw:style-name="gr2" draw:text-style-name="P4" draw:layer="layout" svg:width="7.114cm" svg:height="1.827cm" svg:x="2.17cm" svg:y="7.59cm">
          <draw:text-box>
            <text:p text:style-name="P2"><text:span text:style-name="T3">Phase-1 | Wake &amp; Take Reading --</text:span></text:p>
            <text:list text:style-name="L2">
              <text:list-item>
                <text:p text:style-name="P3"><text:span text:style-name="T4">Wake up processor and radio.</text:span></text:p>
              </text:list-item>
              <text:list-item>
                <text:p text:style-name="P3"><text:span text:style-name="T4">Initiate sensor reading.</text:span></text:p>
              </text:list-item>
              <text:list-item>
                <text:p text:style-name="P3"><text:span text:style-name="T4">Move to Phase-2.</text:span></text:p>
              </text:list-item>
            </text:list>
          </draw:text-box>
        </draw:frame>
        <draw:frame draw:style-name="gr2" draw:text-style-name="P4" draw:layer="layout" svg:width="7.114cm" svg:height="1.546cm" svg:x="2.17cm" svg:y="5.74cm">
          <draw:text-box>
            <text:p text:style-name="P2"><text:span text:style-name="T3">Phase-0 | Sleeping --</text:span></text:p>
            <text:list text:style-name="L2">
              <text:list-item>
                <text:p text:style-name="P5"><text:span text:style-name="T4">Do n</text:span><text:span text:style-name="T5">othing until sleep period ends</text:span><text:span text:style-name="T4">.</text:span></text:p>
              </text:list-item>
              <text:list-item>
                <text:p text:style-name="P5"><text:span text:style-name="T5">Time</text:span><text:span text:style-name="T4"> Up? ---&gt;&gt; Move to phase-1.</text:span></text:p>
              </text:list-item>
            </text:list>
          </draw:text-box>
        </draw:frame>
        <draw:frame draw:style-name="gr2" draw:text-style-name="P4" draw:layer="layout" svg:width="7.114cm" svg:height="2.839cm" svg:x="2.17cm" svg:y="12.613cm">
          <draw:text-box>
            <text:p text:style-name="P2"><text:span text:style-name="T3">Phase-3 | Wait For &amp; Retrieve ACK --</text:span></text:p>
            <text:list text:style-name="L2">
              <text:list-item>
                <text:p text:style-name="P3"><text:span text:style-name="T4">Wait for ACK data packet.</text:span></text:p>
              </text:list-item>
              <text:list-item>
                <text:p text:style-name="P3"><text:span text:style-name="T4">When avail: Get pointer to ACK data struct.</text:span></text:p>
              </text:list-item>
              <text:list-item>
                <text:p text:style-name="P3"><text:span text:style-name="T4">IF FAIL: Move back to Phase-2 to retry transmission. (Retry until successful.)</text:span></text:p>
              </text:list-item>
              <text:list-item>
                <text:p text:style-name="P3"><text:span text:style-name="T4">SUCCESS: Move to Phase-4.</text:span></text:p>
              </text:list-item>
            </text:list>
          </draw:text-box>
        </draw:frame>
        <draw:frame draw:style-name="gr2" draw:text-style-name="P4" draw:layer="layout" svg:width="7.114cm" svg:height="2.257cm" svg:x="2.17cm" svg:y="15.754cm">
          <draw:text-box>
            <text:p text:style-name="P2"><text:span text:style-name="T3">Phase-4 | Handle Master Command --</text:span></text:p>
            <text:list text:style-name="L2">
              <text:list-item>
                <text:p text:style-name="P3"><text:span text:style-name="T4">IF ACK data packet contains a command back from Master, handle it.</text:span></text:p>
              </text:list-item>
              <text:list-item>
                <text:p text:style-name="P3"><text:span text:style-name="T4">NO command back, or command handling completed: Move to Phase-0.</text:span></text:p>
              </text:list-item>
            </text:list>
          </draw:text-box>
        </draw:frame>
        <draw:frame draw:style-name="gr3" draw:text-style-name="P6" draw:layer="layout" svg:width="16.59cm" svg:height="5.363cm" svg:x="10.057cm" svg:y="7.539cm">
          <draw:text-box>
            <text:p><text:span text:style-name="T6">Class Data --</text:span></text:p>
            <text:p><text:span text:style-name="T7"><text:s text:c="2"/></text:span><text:span text:style-name="T7">private:</text:span></text:p>
            <text:p><text:span text:style-name="T7"><text:s text:c="4"/></text:span><text:span text:style-name="T7">unsigned long _capReadingInterval = 15000; // Once every 15 seconds.</text:span></text:p>
            <text:p><text:span text:style-name="T7"><text:s text:c="4"/></text:span><text:span text:style-name="T7">unsigned long _capReadingStartTime = 0;</text:span></text:p>
            <text:p><text:span text:style-name="T7"><text:s text:c="4"/></text:span><text:span text:style-name="T7">float _capacitorValue = 0;</text:span></text:p>
            <text:p><text:span text:style-name="T7"><text:s text:c="4"/></text:span><text:span text:style-name="T7">bool _radioAvailable = false;</text:span></text:p>
            <text:p><text:span text:style-name="T7"><text:s text:c="4"/></text:span><text:span text:style-name="T7">short int _phase = 0;</text:span></text:p>
            <text:p><text:span text:style-name="T7"><text:s text:c="4"/></text:span><text:span text:style-name="T7">RadioComms::RxPayloadStruct* _ackPayloadPtr;</text:span></text:p>
            <text:p><text:span text:style-name="T7"/></text:p>
          </draw:text-box>
        </draw:frame>
        <draw:frame draw:style-name="gr2" draw:text-style-name="P4" draw:layer="layout" svg:width="7.114cm" svg:height="2.589cm" svg:x="2.17cm" svg:y="9.721cm">
          <draw:text-box>
            <text:p text:style-name="P2"><text:span text:style-name="T3">Phase-2 | Get Reading, Initiate Tx --</text:span></text:p>
            <text:list text:style-name="L2">
              <text:list-item>
                <text:p text:style-name="P3"><text:span text:style-name="T4">Wait for sensor reading to be available.</text:span></text:p>
              </text:list-item>
              <text:list-item>
                <text:p text:style-name="P3"><text:span text:style-name="T4">When available: Give sensor data to RadioComms, which will initiate data Tx/Rx cycle.</text:span></text:p>
              </text:list-item>
              <text:list-item>
                <text:p text:style-name="P3"><text:span text:style-name="T4">Move to Phase-3.</text:span></text:p>
              </text:list-item>
            </text:list>
          </draw:text-box>
        </draw:frame>
        <draw:frame draw:style-name="gr2" draw:text-style-name="P4" draw:layer="layout" svg:width="7.114cm" svg:height="2.257cm" svg:x="1.362cm" svg:y="3.236cm">
          <draw:text-box>
            <text:p text:style-name="P2"><text:span text:style-name="T3">ERROR CHECK --</text:span></text:p>
            <text:list text:style-name="L2">
              <text:list-item>
                <text:p text:style-name="P3"><text:span text:style-name="T4">IF error conditions exist, try to handle those first.</text:span></text:p>
              </text:list-item>
              <text:list-item>
                <text:p text:style-name="P3"><text:span text:style-name="T4">NO Errors: Fall into Phase cycle processing.</text:span></text:p>
              </text:list-item>
            </text:list>
          </draw:text-box>
        </draw:frame>
        <draw:frame draw:style-name="gr2" draw:text-style-name="P4" draw:layer="layout" svg:width="7.114cm" svg:height="1.795cm" svg:x="1.362cm" svg:y="18.333cm">
          <draw:text-box>
            <text:p text:style-name="P2"><text:span text:style-name="T3">RADIO UPDATE --</text:span></text:p>
            <text:list text:style-name="L2">
              <text:list-item>
                <text:p text:style-name="P3"><text:span text:style-name="T4">Regardless of Phase, give radio object a slice of CPU time to do any pending Tx/Rx work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Line"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1:40:56.154186896</meta:creation-date>
    <dc:date>2023-09-18T16:10:46.546084531</dc:date>
    <meta:editing-duration>PT9H3M59S</meta:editing-duration>
    <meta:editing-cycles>24</meta:editing-cycles>
    <meta:generator>LibreOffice/7.5.6.2$Linux_X86_64 LibreOffice_project/50$Build-2</meta:generator>
    <meta:document-statistic meta:object-count="9"/>
  </office:meta>
</office:document-meta>
</file>